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number-columns-repeated="2" table:style-name="ce4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conserv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6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12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12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masochism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12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song_effect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7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7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8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9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12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12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0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12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1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12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2">
            <text:p>attack_speed_big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12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12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7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7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11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12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12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12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4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Kelvin Vuu</dc:creator>
    <dc:date>2024-06-20T19:02:20Z</dc:date>
    <meta:editing-cycles>93</meta:editing-cycles>
    <meta:editing-duration>PT29943S</meta:editing-duration>
  </office:meta>
</office:document-meta>
</file>